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ffd40" officeooo:paragraph-rsid="000ffd40"/>
    </style:style>
    <style:style style:name="P2" style:family="paragraph" style:parent-style-name="Text_20_body">
      <style:text-properties officeooo:rsid="00117e83" officeooo:paragraph-rsid="00117e83"/>
    </style:style>
    <style:style style:name="P3" style:family="paragraph" style:parent-style-name="Text_20_body">
      <style:text-properties officeooo:rsid="0012ad71" officeooo:paragraph-rsid="00272ab4"/>
    </style:style>
    <style:style style:name="P4" style:family="paragraph" style:parent-style-name="Text_20_body">
      <style:text-properties officeooo:rsid="0016d13f" officeooo:paragraph-rsid="0016d13f"/>
    </style:style>
    <style:style style:name="P5" style:family="paragraph" style:parent-style-name="Text_20_body">
      <style:text-properties officeooo:rsid="001be4b2" officeooo:paragraph-rsid="002a5ef1"/>
    </style:style>
    <style:style style:name="P6" style:family="paragraph" style:parent-style-name="Heading_20_1">
      <style:text-properties officeooo:rsid="000ffd40" officeooo:paragraph-rsid="000ffd40"/>
    </style:style>
    <style:style style:name="T1" style:family="text">
      <style:text-properties officeooo:rsid="00117e83"/>
    </style:style>
    <style:style style:name="T2" style:family="text">
      <style:text-properties officeooo:rsid="00137c26"/>
    </style:style>
    <style:style style:name="T3" style:family="text">
      <style:text-properties officeooo:rsid="0016d13f"/>
    </style:style>
    <style:style style:name="T4" style:family="text">
      <style:text-properties officeooo:rsid="0016e9cd"/>
    </style:style>
    <style:style style:name="T5" style:family="text">
      <style:text-properties officeooo:rsid="001d33b5"/>
    </style:style>
    <style:style style:name="T6" style:family="text">
      <style:text-properties officeooo:rsid="001f00e6"/>
    </style:style>
    <style:style style:name="T7" style:family="text">
      <style:text-properties officeooo:rsid="00205e4b"/>
    </style:style>
    <style:style style:name="T8" style:family="text">
      <style:text-properties officeooo:rsid="00210b75"/>
    </style:style>
    <style:style style:name="T9" style:family="text">
      <style:text-properties officeooo:rsid="0022413e"/>
    </style:style>
    <style:style style:name="T10" style:family="text">
      <style:text-properties officeooo:rsid="002a4e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iRemote</text:p>
      <text:h text:style-name="P6" text:outline-level="1">Beschreibung</text:h>
      <text:p text:style-name="P1">PiRemote ist eine App-Server-Kombination, die es ermöglicht, das Raspberry P<text:span text:style-name="T1">i von einem Android-Smartphone aus zu steuern. Der Fokus des Projekts liegt auf der Entwicklung eines Protokolls, welches generisch genug ist, um die Umsetzung verschiedener Applikationen / Module zuzulassen.</text:span></text:p>
      <text:p text:style-name="P2">Im Rahmen des Projekts wird eine konkrete Applikation umgesetzt und <text:span text:style-name="T6">mit</text:span>geliefert: Multimedia <text:span text:style-name="T3">(siehe weiter unten)</text:span>. Falls genügend Zeit zur Verfügung steht, können weitere Module <text:span text:style-name="T6">hinzugefügt werden.</text:span></text:p>
      <text:p text:style-name="P4">Die Kommunikation zwischen App und dem auf dem Raspberry laufenden Server findet via TCP statt. <text:span text:style-name="T4">Device Detection funktioniert entweder per Discovery-Service oder per manuellem Eintippen der IP und des Ports am Smartphone. Es können mehrere Smartphones gleichzeitig verbunden sein. Die Kommunikation erfolgt via Push und Pull: Die App kann Daten vom Server auslesen (z.B. Auflisten der Dateien in einem bestimmten Ordner) und Befehle senden. Der Server kann die App über Veränderungen benachrichtigen, die die App dann in ihrer GUI anzeigt.</text:span></text:p>
      <text:p text:style-name="P3"><text:span text:style-name="T7">Konkretes Beispiel: </text:span>Die Multimedia-Applikation erlaubt das Steuern einer Foto-Diashow sowie Multimedia-Inhalten (Audio und Video). Dabei hängt das Raspberry via HDMI an einem Fernseher <text:span text:style-name="T8">und / </text:span>oder per Audio Jack an einer Stereoanlage. Auf dem Smartphone kann ein<text:span text:style-name="T9">er der folgenden Modi</text:span> gewählt werden: Fotos oder Multimedia. <text:span text:style-name="T2">Daraufhin sucht der PiRemote Server auf dem Raspberry nach passenden Dateien in einem benutzerdefinierten Ordner und sendet die Liste ans Smartphone. Ein Tap auf eine Datei führt dazu, dass diese abgespielt wird. Auf dem Rapsberry Pi startet der PiRemote Server das Programm feh für Bilder-Diashow oder omxplayer für Multimediainhalte. Das Smartphone stellt nun eine Fernbedienung dar und bietet Schaltflächen um die Lautstärke oder Geschwindigkeit zu verändern, die Wiedergabe zu pausieren oder zu stoppen. Beispiel für Push: Das Lied ist zu Ende und ein anderes Lied spielt: Der Server gibt der App den Namen des neuen Lieds durch, den die App dann als „now playing“ anzeigt.</text:span></text:p>
      <text:p text:style-name="P3"><text:span text:style-name="T2">Die Schnittstelle zwischen Server und Drittsoftware (z.B. omxplayer / feh) stellt idealerweise die Drittsoftware, wie das zum Beispiel bei omxplayer-console (git) der Fall ist. Weitere Möglichkeiten bietet xdotool, mit dem Tastenanschläge emuliert werden können (z.B. nützlich für ein Applikation für Bildschirmpräsentationen).</text:span></text:p>
      <text:p text:style-name="P5">Die Entwicklung beider Komponenten<text:span text:style-name="T10"> </text:span>von PiRemote <text:span text:style-name="T10">(App und Server) </text:span>findet auf GitHub statt. Die Software wird unter der GPLv3 publiziert. Im Erfolgsfall ist denkbar, die App auf Google Play anzubieten und <text:span text:style-name="T5">ein .</text:span>deb-<text:span text:style-name="T5">Package für Raspbian zu bau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dro Kalbermatter</meta:initial-creator>
    <meta:creation-date>2011-09-17T21:14:58</meta:creation-date>
    <meta:generator>LibreOffice/4.4.5.2$Linux_X86_64 LibreOffice_project/40m0$Build-2</meta:generator>
    <dc:date>2015-10-26T14:28:36.512531306</dc:date>
    <meta:editing-duration>PT1H8M39S</meta:editing-duration>
    <meta:editing-cycles>25</meta:editing-cycles>
    <meta:document-statistic meta:table-count="0" meta:image-count="0" meta:object-count="0" meta:page-count="1" meta:paragraph-count="8" meta:word-count="374" meta:character-count="2608" meta:non-whitespace-character-count="2242"/>
  </office:meta>
</office:document-meta>
</file>